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1e5af7" officeooo:paragraph-rsid="001e5af7"/>
    </style:style>
    <style:style style:name="P2" style:family="paragraph" style:parent-style-name="Text_20_body">
      <style:text-properties officeooo:rsid="001e5af7" officeooo:paragraph-rsid="001e5af7"/>
    </style:style>
    <style:style style:name="P3" style:family="paragraph" style:parent-style-name="Text_20_body">
      <style:text-properties officeooo:rsid="00203365" officeooo:paragraph-rsid="00203365"/>
    </style:style>
    <style:style style:name="P4" style:family="paragraph" style:parent-style-name="Table_20_Contents">
      <style:paragraph-properties fo:text-align="center" style:justify-single-word="false"/>
      <style:text-properties officeooo:rsid="001f2f9c" officeooo:paragraph-rsid="001f2f9c"/>
    </style:style>
    <style:style style:name="P5" style:family="paragraph" style:parent-style-name="Table_20_Contents">
      <style:text-properties officeooo:rsid="001f2f9c" officeooo:paragraph-rsid="001f2f9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f2f9c" officeooo:paragraph-rsid="001f2f9c" style:font-weight-asian="bold" style:font-weight-complex="bold"/>
    </style:style>
    <style:style style:name="P7" style:family="paragraph" style:parent-style-name="Table_20_Contents">
      <loext:graphic-properties draw:fill="solid" draw:fill-color="#21409a" draw:opacity="100%"/>
      <style:paragraph-properties fo:background-color="#21409a"/>
    </style:style>
    <style:style style:name="P8" style:family="paragraph" style:parent-style-name="Heading_20_1">
      <style:paragraph-properties fo:break-before="page"/>
      <style:text-properties officeooo:rsid="00203365" officeooo:paragraph-rsid="0020336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compilation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table:number-columns-spanned="2" office:value-type="string">
            <text:p text:style-name="P4">Fonctionnalités</text:p>
          </table:table-cell>
          <table:covered-table-cell/>
          <table:table-cell table:style-name="Tableau1.C1" office:value-type="string">
            <text:p text:style-name="P5">Opérationnalité </text:p>
          </table:table-cell>
        </table:table-row>
        <table:table-row>
          <table:table-cell table:style-name="Tableau1.A2" table:number-columns-spanned="2" office:value-type="string">
            <text:p text:style-name="P6">Expression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6">Conditionnelles </text:p>
          </table:table-cell>
          <table:covered-table-cell/>
          <table:table-cell table:style-name="Tableau1.C2" office:value-type="string">
            <text:p text:style-name="P4">NON</text:p>
          </table:table-cell>
        </table:table-row>
        <table:table-row>
          <table:table-cell table:style-name="Tableau1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6">Les variables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A2" table:number-columns-spanned="2" office:value-type="string">
            <text:p text:style-name="P4">Déclarations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A2" table:number-columns-spanned="2" office:value-type="string">
            <text:p text:style-name="P4">Utilisation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A2" table:number-columns-spanned="2" office:value-type="string">
            <text:p text:style-name="P4">Affectation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A2" table:number-columns-spanned="2" office:value-type="string">
            <text:p text:style-name="P4">Portée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6">Les boucles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P4">Boucle for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A2" table:number-columns-spanned="2" office:value-type="string">
            <text:p text:style-name="P4">Boucle while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A2" table:number-columns-spanned="2" office:value-type="string">
            <text:p text:style-name="P4">Boucle Do While</text:p>
          </table:table-cell>
          <table:covered-table-cell/>
          <table:table-cell table:style-name="Tableau1.C2" office:value-type="string">
            <text:p text:style-name="P4">NON</text:p>
          </table:table-cell>
        </table:table-row>
        <table:table-row>
          <table:table-cell table:style-name="Tableau1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6">Les fonctions</text:p>
          </table:table-cell>
          <table:covered-table-cell/>
          <table:table-cell table:style-name="Tableau1.C2" office:value-type="string">
            <text:p text:style-name="P4">OUI</text:p>
          </table:table-cell>
        </table:table-row>
        <table:table-row>
          <table:table-cell table:style-name="Tableau1.A2" table:number-columns-spanned="2" office:value-type="string">
            <text:p text:style-name="P4">Déclaration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P4">Appel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P4">Passage d’arguments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P4">Puissance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6">Pointeurs et tableaux</text:p>
          </table:table-cell>
          <table:covered-table-cell/>
          <table:table-cell table:style-name="Tableau1.C2" office:value-type="string">
            <text:p text:style-name="P4">NON</text:p>
          </table:table-cell>
        </table:table-row>
        <table:table-row>
          <table:table-cell table:style-name="Tableau1.A2" table:number-columns-spanned="2" office:value-type="string">
            <text:p text:style-name="P4">Syntaxe pointeur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P4">Syntaxe tableaux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P4">Fonction d’allocation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P4">Fonction de libération</text:p>
          </table:table-cell>
          <table:covered-table-cell/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2"/>
      <text:p text:style-name="P2"/>
      <text:h text:style-name="P8" text:outline-level="1">Organisation du compilateur</text:h>
      <text:p text:style-name="P3">L’analyse lexicale est faite dans le fichier ‘<text:span text:style-name="T1">lexical.py’</text:span><text:span text:style-name="T2">.</text:span></text:p>
      <text:p text:style-name="P3"><text:span text:style-name="T2">L’analyse syntaxique est faite dans le fichier ‘</text:span><text:span text:style-name="T1">syntax.py</text:span><text:span text:style-name="T2">’.</text:span></text:p>
      <text:p text:style-name="P3"><text:span text:style-name="T2">L’analyse sémantique est faite dans le fichier ‘</text:span><text:span text:style-name="T1">semantique.py</text:span><text:span text:style-name="T2">’.</text:span></text:p>
      <text:p text:style-name="P3"><text:span text:style-name="T2">La génération de code est faite dans le fichier ‘</text:span><text:span text:style-name="T1">genCode.py</text:span><text:span text:style-name="T2">’.</text:span></text:p>
      <text:p text:style-name="P3"><text:span text:style-name="T2">L’ensemble des éléments ci dessus est appelés dans le fichier ‘</text:span><text:span text:style-name="T1">main.py</text:span><text:span text:style-name="T2">’.</text:span></text:p>
      <text:p text:style-name="P3"><text:span text:style-name="T2">La bibliothèque standard se trouve dans le fichier ‘</text:span><text:span text:style-name="T1">bibliotheque_standard.c’.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9:33:32.248746135</meta:creation-date>
    <dc:date>2019-12-30T19:57:05.788210765</dc:date>
    <meta:editing-duration>PT10M54S</meta:editing-duration>
    <meta:editing-cycles>3</meta:editing-cycles>
    <meta:generator>LibreOffice/6.0.7.3$Linux_x86 LibreOffice_project/00m0$Build-3</meta:generator>
    <meta:document-statistic meta:table-count="1" meta:image-count="0" meta:object-count="0" meta:page-count="2" meta:paragraph-count="43" meta:word-count="109" meta:character-count="783" meta:non-whitespace-character-count="715"/>
  </office:meta>
</office:document-meta>
</file>